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sans-serif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fo:color="#ff950e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fo:color="#ff950e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4" style:family="paragraph" style:parent-style-name="Standard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6" style:family="paragraph" style:parent-style-name="Standard">
      <style:text-properties style:use-window-font-color="true" style:font-name="Arial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text-properties style:use-window-font-color="true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8" style:family="paragraph" style:parent-style-name="Standard">
      <style:text-properties fo:color="#00ae00" style:font-name="Arial"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10" style:family="paragraph" style:parent-style-name="Standard">
      <style:text-properties fo:font-variant="normal" fo:text-transform="none" fo:color="#ff950e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P11" style:family="paragraph" style:parent-style-name="Standard">
      <style:text-properties fo:font-variant="normal" fo:text-transform="none" fo:color="#c0c0c0" style:font-name="Arial" fo:font-size="10pt" fo:letter-spacing="normal" fo:language="pl" fo:country="PL" fo:font-style="normal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2" style:family="paragraph" style:parent-style-name="Standard">
      <style:text-properties fo:font-variant="normal" fo:text-transform="none" style:use-window-font-color="true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Courier New" fo:font-size="10pt" style:font-name-asian="Courier New" style:font-size-asian="10pt" style:font-name-complex="Courier New" style:font-size-complex="10pt"/>
    </style:style>
    <style:style style:name="P14" style:family="paragraph" style:parent-style-name="Standard">
      <style:text-properties fo:color="#b3b3b3" style:font-name="Courier New" fo:font-size="10pt" style:font-name-asian="Courier New" style:font-size-asian="10pt" style:font-name-complex="Courier New" style:font-size-complex="10pt"/>
    </style:style>
    <style:style style:name="P15" style:family="paragraph" style:parent-style-name="Standard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text-underline-style="solid" style:text-underline-width="auto" style:text-underline-color="font-color" style:font-name-asian="Courier New" style:font-size-asian="10pt" style:font-name-complex="Courier New" style:font-size-complex="10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style:font-name-asian="Courier New" style:font-size-asian="10pt" style:font-name-complex="Courier New" style:font-size-complex="10pt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4pt" fo:font-weight="bold" style:font-name-asian="Courier New" style:font-size-asian="14pt" style:font-weight-asian="bold" style:font-name-complex="Courier New" style:font-size-complex="14pt" style:font-weight-complex="bold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950e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4pt" fo:font-weight="bold" style:font-name-asian="Courier New" style:font-size-asian="14pt" style:font-weight-asian="bold" style:font-name-complex="Courier New" style:font-size-complex="14pt" style:font-weight-complex="bold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31" style:family="paragraph" style:parent-style-name="Preformatted_20_Text">
      <style:text-properties fo:font-variant="normal" fo:text-transform="none" fo:color="#000000" style:font-name="Arial" fo:font-size="10.5pt" fo:letter-spacing="normal" fo:font-style="normal" fo:font-weight="normal" style:font-size-asian="10pt" style:font-weight-asian="normal" style:font-size-complex="10pt" style:font-weight-complex="normal"/>
    </style:style>
    <style:style style:name="P32" style:family="paragraph" style:parent-style-name="Preformatted_20_Text">
      <style:text-properties fo:font-variant="normal" fo:text-transform="none" fo:color="#c0c0c0" style:font-name="Arial" fo:font-size="10pt" fo:letter-spacing="normal" fo:language="pl" fo:country="PL" fo:font-style="normal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3" style:family="paragraph" style:parent-style-name="Text_20_body">
      <style:text-properties style:font-name="Arial" fo:font-size="10pt" style:font-size-asian="10pt" style:font-size-complex="10pt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35" style:family="paragraph" style:parent-style-name="Standard" style:list-style-name="L1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P38" style:family="paragraph" style:parent-style-name="Standard">
      <style:text-properties fo:font-variant="normal" fo:text-transform="none" fo:color="#ff950e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P39" style:family="paragraph" style:parent-style-name="Standard">
      <style:text-properties style:font-name="Arial" fo:font-size="10pt" style:font-size-asian="10pt" style:font-size-complex="10pt"/>
    </style:style>
    <style:style style:name="P40" style:family="paragraph" style:parent-style-name="Standard">
      <style:text-properties fo:color="#00ae00" style:font-name="Arial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color="#ff950e" fo:font-weight="bold" style:font-weight-asian="bold" style:font-weight-complex="bold"/>
    </style:style>
    <style:style style:name="T2" style:family="text">
      <style:text-properties fo:color="#ff950e" style:font-name="Arial" fo:font-weight="bold" fo:background-color="transparent" style:font-weight-asian="bold" style:font-weight-complex="bold"/>
    </style:style>
    <style:style style:name="T3" style:family="text">
      <style:text-properties fo:color="#00ae00"/>
    </style:style>
    <style:style style:name="T4" style:family="text">
      <style:text-properties fo:color="#00ae00" fo:font-weight="bold" style:font-weight-asian="bold" style:font-weight-complex="bold"/>
    </style:style>
    <style:style style:name="T5" style:family="text">
      <style:text-properties style:use-window-font-color="true"/>
    </style:style>
    <style:style style:name="T6" style:family="text"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T7" style:family="text">
      <style:text-properties style:use-window-font-color="true" fo:font-weight="normal" style:font-weight-asian="normal" style:font-weight-complex="normal"/>
    </style:style>
    <style:style style:name="T8" style:family="text">
      <style:text-properties fo:color="#ff0000" fo:font-weight="bold" style:font-weight-asian="bold" style:font-weight-complex="bold"/>
    </style:style>
    <style:style style:name="T9" style:family="text">
      <style:text-properties fo:font-variant="normal" fo:text-transform="none" fo:letter-spacing="normal" fo:font-style="normal"/>
    </style:style>
    <style:style style:name="T10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1" style:family="text">
      <style:text-properties fo:font-variant="normal" fo:text-transform="none" fo:letter-spacing="normal" fo:font-style="normal" style:font-weight-asian="bold" style:font-weight-complex="bold"/>
    </style:style>
    <style:style style:name="T12" style:family="text">
      <style:text-properties fo:font-variant="normal" fo:text-transform="none" fo:letter-spacing="normal" fo:language="pl" fo:country="PL" fo:font-style="normal" style:language-asian="zxx" style:country-asian="none" style:language-complex="zxx" style:country-complex="none"/>
    </style:style>
    <style:style style:name="T13" style:family="text">
      <style:text-properties fo:font-variant="normal" fo:text-transform="none" fo:color="#ff0000" fo:letter-spacing="normal" fo:font-style="normal" style:font-weight-asian="bold" style:font-weight-complex="bold"/>
    </style:style>
    <style:style style:name="T14" style:family="text">
      <style:text-properties fo:font-variant="normal" fo:text-transform="none" fo:color="#444444" fo:letter-spacing="normal" fo:font-style="normal" fo:font-weight="normal"/>
    </style:style>
    <style:style style:name="T15" style:family="text">
      <style:text-properties fo:font-variant="normal" fo:text-transform="none" fo:color="#444444" style:font-name="Arial" fo:letter-spacing="normal" fo:font-style="normal" fo:font-weight="normal"/>
    </style:style>
    <style:style style:name="T16" style:family="text">
      <style:text-properties fo:font-variant="normal" fo:text-transform="none" fo:color="#0088cc" style:text-line-through-style="none" fo:letter-spacing="normal" fo:font-style="normal" style:text-underline-style="none" fo:font-weight="normal" style:text-blinking="false"/>
    </style:style>
    <style:style style:name="T17" style:family="text">
      <style:text-properties fo:font-variant="normal" fo:text-transform="none" fo:color="#00ae00" style:font-name="Arial" fo:letter-spacing="normal" fo:font-style="normal" fo:font-weight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2" style:family="text">
      <style:text-properties fo:color="#000000"/>
    </style:style>
    <style:style style:name="T23" style:family="text">
      <style:text-properties fo:color="#000000" style:font-name="Arial"/>
    </style:style>
    <style:style style:name="T24" style:family="text">
      <style:text-properties fo:color="#000000" style:font-name="Arial" style:font-name-asian="Courier New" style:font-name-complex="Courier New"/>
    </style:style>
    <style:style style:name="T25" style:family="text">
      <style:text-properties fo:color="#000000" style:font-name="Arial" fo:font-size="10pt" style:font-name-asian="Courier New" style:font-size-asian="10pt" style:font-name-complex="Courier New" style:font-size-complex="10pt"/>
    </style:style>
    <style:style style:name="T26" style:family="text">
      <style:text-properties fo:color="#000000" style:font-name="Arial1" fo:font-size="10pt"/>
    </style:style>
    <style:style style:name="T27" style:family="text">
      <style:text-properties fo:color="#7f0055" fo:font-weight="bold" style:font-weight-asian="bold" style:font-weight-complex="bold"/>
    </style:style>
    <style:style style:name="T28" style:family="text">
      <style:text-properties fo:color="#b3b3b3"/>
    </style:style>
    <style:style style:name="T29" style:family="text">
      <style:text-properties style:font-name-asian="Courier New" style:font-name-complex="Courier New"/>
    </style:style>
    <text:list-style style:name="L1">
      <text:list-level-style-number text:level="1" text:style-name="Numbering_20_Symbols" style:num-suffix="." style:num-format="1" text:start-value="1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Edytujemy plik i wprowadzamy informacje na teamt naszej bazy danych:</text:p>
      <text:p text:style-name="P1"/>
      <text:p text:style-name="P33">C:\sf2-git-tutorials\blog-demo\app\config\parameters.yml </text:p>
      <text:p text:style-name="P13"># This file is auto-generated during the composer install</text:p>
      <text:p text:style-name="P13"/>
      <text:p text:style-name="P13">parameters:</text:p>
      <text:p text:style-name="P13"># ustawienia dla mysql</text:p>
      <text:p text:style-name="P13"><text:s text:c="4"/><text:span text:style-name="T28">#database_driver: pdo_mysql</text:span></text:p>
      <text:p text:style-name="P13"><text:s text:c="4"/>database_host: 127.0.0.1</text:p>
      <text:p text:style-name="P13"><text:s text:c="4"/>database_port: null</text:p>
      <text:p text:style-name="P13"><text:s text:c="4"/>database_name: <text:span text:style-name="T4">blog-demo</text:span></text:p>
      <text:p text:style-name="P13"><text:s text:c="4"/>database_user: root</text:p>
      <text:p text:style-name="P13"><text:s text:c="4"/>database_password: null</text:p>
      <text:p text:style-name="P13"><text:s text:c="4"/>mailer_transport: smtp</text:p>
      <text:p text:style-name="P13"><text:s text:c="4"/>mailer_host: 127.0.0.1</text:p>
      <text:p text:style-name="P13"><text:s text:c="4"/>mailer_user: null</text:p>
      <text:p text:style-name="P13"><text:s text:c="4"/>mailer_password: null</text:p>
      <text:p text:style-name="P13"><text:s text:c="4"/><text:span text:style-name="T28">#locale: en</text:span></text:p>
      <text:p text:style-name="P13"><text:s text:c="4"/>secret: ThisTokenIsNotSoSecretChangeIt</text:p>
      <text:p text:style-name="P13"/>
      <text:p text:style-name="P13"># ustawienia dla sqlite</text:p>
      <text:p text:style-name="P14"><text:s text:c="4"/>#database_driver: pdo_sqlite</text:p>
      <text:p text:style-name="P14"><text:s text:c="4"/>#database_host: 127.0.0.1</text:p>
      <text:p text:style-name="P14"><text:s text:c="4"/>#database_port: null</text:p>
      <text:p text:style-name="P14"><text:s text:c="4"/>#database_name: null</text:p>
      <text:p text:style-name="P14"><text:s text:c="4"/>#database_user: root</text:p>
      <text:p text:style-name="P14"><text:s text:c="4"/>#database_password: null</text:p>
      <text:p text:style-name="P14"><text:s text:c="4"/>#database_path: '%kernel.root_dir%/data/<text:span text:style-name="T3">blog-demo.sqlite</text:span>'</text:p>
      <text:p text:style-name="P14"><text:s text:c="4"/>#mailer_transport: smtp</text:p>
      <text:p text:style-name="P14"><text:s text:c="4"/>#mailer_host: 127.0.0.1</text:p>
      <text:p text:style-name="P14"><text:s text:c="4"/>#mailer_user: null</text:p>
      <text:p text:style-name="P14"><text:s text:c="4"/>#mailer_password: null</text:p>
      <text:p text:style-name="P14"><text:s text:c="4"/>#locale: en</text:p>
      <text:p text:style-name="P14"><text:s text:c="4"/>#secret: secret_value_for_symfony_demo_application</text:p>
      <text:p text:style-name="P1"/>
      <text:p text:style-name="P1">2.Zapisanie tabel bazy danych w formacie yml</text:p>
      <text:p text:style-name="P1"/>
      <text:p text:style-name="P1"># src/Application/AppBundle/Resources/config/<text:span text:style-name="T3">doctrine/Post.orm.yml</text:span></text:p>
      <text:p text:style-name="P1"># src/Application/AppBundle/Resources/config/<text:span text:style-name="T3">doctrine/Comment.orm.yml</text:span></text:p>
      <text:p text:style-name="P1"><text:span text:style-name="T5"># src/Application/AppBundle/Resources/config/</text:span><text:span text:style-name="T3">doctrine/User.orm.yml</text:span></text:p>
      <text:p text:style-name="P29"><text:span text:style-name="T19">nullable: false - </text:span><text:span text:style-name="T23">wartość domyślna, obowiązkowo musimy podać dane</text:span></text:p>
      <text:p text:style-name="P29"><text:span text:style-name="T19">nullable: true - </text:span><text:span text:style-name="T23">nie musimy wypełniać pola danymi</text:span></text:p>
      <text:p text:style-name="P1">Schemat tabeli Post<text:span text:style-name="T29">.orm.yml</text:span></text:p>
      <text:p text:style-name="P1"/>
      <text:p text:style-name="P1"># src/AppBundle/Resources/config/doctrine/Post.orm.yml</text:p>
      <text:p text:style-name="P1">AppBundle\Entity\Post:</text:p>
      <text:p text:style-name="P1"><text:s text:c="2"/>type: entity</text:p>
      <text:p text:style-name="P1"><text:s text:c="2"/>#repositoryClass: AppBundle\Repository\PostRepository</text:p>
      <text:p text:style-name="P1"><text:s text:c="2"/>table: post</text:p>
      <text:p text:style-name="P1"><text:s text:c="2"/>id:</text:p>
      <text:p text:style-name="P1"><text:s text:c="4"/>id:</text:p>
      <text:p text:style-name="P1"><text:s text:c="6"/>type: integer</text:p>
      <text:p text:style-name="P1"><text:s text:c="6"/>generator: { strategy: AUTO }</text:p>
      <text:p text:style-name="P1"><text:s text:c="2"/>fields:</text:p>
      <text:p text:style-name="P1"><text:s text:c="4"/>title:</text:p>
      <text:p text:style-name="P1"><text:s text:c="6"/>type: string</text:p>
      <text:p text:style-name="P1"><text:s text:c="6"/>length: 255</text:p>
      <text:p text:style-name="P1"><text:s text:c="4"/>slug:</text:p>
      <text:p text:style-name="P1"><text:s text:c="6"/>type: string</text:p>
      <text:p text:style-name="P1"><text:s text:c="6"/>length: 255</text:p>
      <text:p text:style-name="P1"><text:s text:c="4"/>summary:</text:p>
      <text:p text:style-name="P1"><text:s text:c="6"/>type: string</text:p>
      <text:p text:style-name="P1"><text:s text:c="6"/>length: 255</text:p>
      <text:p text:style-name="P1"><text:soft-page-break/><text:s text:c="4"/>content:</text:p>
      <text:p text:style-name="P1"><text:s text:c="6"/>type: text</text:p>
      <text:p text:style-name="P1"><text:s text:c="4"/>author_email:</text:p>
      <text:p text:style-name="P1"><text:s text:c="6"/>type: string</text:p>
      <text:p text:style-name="P1"><text:s text:c="6"/>length: 255</text:p>
      <text:p text:style-name="P1"><text:s text:c="4"/>published_at:</text:p>
      <text:p text:style-name="P1"><text:s text:c="6"/>type: datetime</text:p>
      <text:p text:style-name="P1"><text:s text:c="2"/>oneToMany:</text:p>
      <text:p text:style-name="P1"><text:s text:c="4"/>comments:</text:p>
      <text:p text:style-name="P1"><text:s text:c="6"/>targetEntity: Comment</text:p>
      <text:p text:style-name="P1"><text:s text:c="6"/>mappedBy: post</text:p>
      <text:p text:style-name="P1"><text:s text:c="6"/>cascade: [ remove ]</text:p>
      <text:p text:style-name="P1"/>
      <text:p text:style-name="P1">Schemat tabeli Comment.orm.yml</text:p>
      <text:p text:style-name="P1"># src/AppBundle/Resources/config/doctrine/Comment.orm.yml</text:p>
      <text:p text:style-name="P1">AppBundle\Entity\Comment:</text:p>
      <text:p text:style-name="P1"><text:s text:c="2"/>type: entity</text:p>
      <text:p text:style-name="P1"><text:s text:c="2"/>#repositoryClass: AppBundle\Repository\CommentRepository</text:p>
      <text:p text:style-name="P1"><text:s text:c="2"/>table: comment</text:p>
      <text:p text:style-name="P1"><text:s text:c="2"/>id:</text:p>
      <text:p text:style-name="P1"><text:s text:c="4"/>id:</text:p>
      <text:p text:style-name="P1"><text:s text:c="6"/>type: integer</text:p>
      <text:p text:style-name="P1"><text:s text:c="6"/>generator: { strategy: AUTO }</text:p>
      <text:p text:style-name="P1"><text:s text:c="2"/>fields:</text:p>
      <text:p text:style-name="P1"><text:s text:c="4"/>content:</text:p>
      <text:p text:style-name="P1"><text:s text:c="6"/>type: text</text:p>
      <text:p text:style-name="P1"><text:s text:c="4"/>author_email:</text:p>
      <text:p text:style-name="P1"><text:s text:c="6"/>type: string</text:p>
      <text:p text:style-name="P1"><text:s text:c="6"/>length: 255</text:p>
      <text:p text:style-name="P1"><text:s text:c="4"/>published_at:</text:p>
      <text:p text:style-name="P1"><text:s text:c="6"/>type: datetime</text:p>
      <text:p text:style-name="P1"><text:s text:c="2"/>manyToOne:</text:p>
      <text:p text:style-name="P1"><text:s text:c="4"/>post:</text:p>
      <text:p text:style-name="P1"><text:s text:c="6"/>targetEntity: Post</text:p>
      <text:p text:style-name="P1"><text:s text:c="6"/>inversedBy: comments</text:p>
      <text:p text:style-name="P1"><text:s text:c="6"/>#cascade: [ persist ]</text:p>
      <text:p text:style-name="P1"><text:s text:c="6"/>joinColumn:</text:p>
      <text:p text:style-name="P1"><text:s text:c="8"/>name: post_id</text:p>
      <text:p text:style-name="P1"><text:s text:c="8"/>referencedColumnName: id</text:p>
      <text:p text:style-name="P1"/>
      <text:p text:style-name="P1">Schemat tabeli User.orm.yml</text:p>
      <text:p text:style-name="P1"># src/AppBundle/Resources/config/doctrine/User.orm.yml</text:p>
      <text:p text:style-name="P1">AppBundle\Entity\User:</text:p>
      <text:p text:style-name="P1"><text:s text:c="2"/>type: entity</text:p>
      <text:p text:style-name="P1"><text:s text:c="2"/>#repositoryClass: AppBundle\Repository\UserRepository</text:p>
      <text:p text:style-name="P1"><text:s text:c="2"/>table: user</text:p>
      <text:p text:style-name="P1"><text:s text:c="2"/>id:</text:p>
      <text:p text:style-name="P1"><text:s text:c="4"/>id:</text:p>
      <text:p text:style-name="P1"><text:s text:c="6"/>type: integer</text:p>
      <text:p text:style-name="P1"><text:s text:c="6"/>generator: { strategy: AUTO }</text:p>
      <text:p text:style-name="P1"><text:s text:c="2"/>fields:</text:p>
      <text:p text:style-name="P1"><text:s text:c="4"/>username:</text:p>
      <text:p text:style-name="P1"><text:s text:c="6"/>type: string</text:p>
      <text:p text:style-name="P1"><text:s text:c="6"/>length: 255</text:p>
      <text:p text:style-name="P1"><text:s text:c="4"/>email:</text:p>
      <text:p text:style-name="P1"><text:s text:c="6"/>type: string</text:p>
      <text:p text:style-name="P1"><text:s text:c="6"/>length: 255</text:p>
      <text:p text:style-name="P1"><text:s text:c="4"/>password:</text:p>
      <text:p text:style-name="P1"><text:s text:c="6"/>type: string</text:p>
      <text:p text:style-name="P1"><text:s text:c="6"/>length: 255</text:p>
      <text:p text:style-name="P1"><text:s text:c="4"/>roles:</text:p>
      <text:p text:style-name="P1"><text:s text:c="6"/>type: json_array</text:p>
      <text:p text:style-name="P1"/>
      <text:p text:style-name="P1"><text:soft-page-break/>3. Tworzenie bazy danych za pomocą polecenia</text:p>
      <text:p text:style-name="P1"/>
      <text:p text:style-name="P1"><text:tab/><text:span text:style-name="T1">php app/console doctrine:database:create</text:span></text:p>
      <text:p text:style-name="P4"/>
      <text:p text:style-name="P4">4. Tworzenie klas za pomocą polecenia</text:p>
      <text:p text:style-name="P4"/>
      <text:p text:style-name="P5"><text:tab/><text:span text:style-name="T1">php app/console doctrine:generate:entities AppBundle</text:span></text:p>
      <text:p text:style-name="P3"/>
      <text:p text:style-name="P4">Po wykonabiu polecenia powstaje katalog Entity z klasami:</text:p>
      <text:p text:style-name="P4"/>
      <text:p text:style-name="P8"><text:span text:style-name="T5">src\AppBundle\</text:span>Entity\Post.php</text:p>
      <text:p text:style-name="P8"><text:span text:style-name="T5">src\AppBundle\</text:span>Entity\Comment.php</text:p>
      <text:p text:style-name="P8"><text:span text:style-name="T5">src\AppBundle\</text:span>Entity\User.php</text:p>
      <text:p text:style-name="P5"/>
      <text:p text:style-name="P5">5. W powstałych klasach dodajemy następujące wpisy:</text:p>
      <text:p text:style-name="P3"/>
      <text:p text:style-name="P8"><text:span text:style-name="T5"># src\AppBundle\</text:span>Entity\Post.php</text:p>
      <text:p text:style-name="P3"/>
      <text:p text:style-name="P15"><text:s text:c="4"/>public function __construct()</text:p>
      <text:p text:style-name="P15"><text:s text:c="4"/>{</text:p>
      <text:p text:style-name="P15"><text:s text:c="8"/><text:span text:style-name="T3">$this-&gt;published_at = new \DateTime();</text:span></text:p>
      <text:p text:style-name="P15"><text:s text:c="8"/>$this-&gt;comments = new \Doctrine\Common\Collections\ArrayCollection();</text:p>
      <text:p text:style-name="P15"><text:s text:c="4"/>}</text:p>
      <text:p text:style-name="P27"/>
      <text:p text:style-name="P27"/>
      <text:p text:style-name="P19"><text:span text:style-name="T5"># src\AppBundle\</text:span>Entity\Comment.php</text:p>
      <text:p text:style-name="P26"/>
      <text:p text:style-name="P19"><text:s text:c="4"/>public function __construct()</text:p>
      <text:p text:style-name="P19"><text:s text:c="4"/>{</text:p>
      <text:p text:style-name="P19"><text:s text:c="8"/>$this-&gt;published_at = new \DateTime();</text:p>
      <text:p text:style-name="P19"><text:s text:c="4"/>}</text:p>
      <text:p text:style-name="P26"/>
      <text:p text:style-name="P4">6. Tworzenie lub aktualizacja tabel za pomocą polecenia</text:p>
      <text:p text:style-name="P4"/>
      <text:p text:style-name="P5"><text:tab/><text:span text:style-name="T1">php app/console doctrine:schema:update --force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soft-page-break/>The Initial Data - Fixtures </text:p>
      <text:p text:style-name="P4"/>
      <text:p text:style-name="P4">1. Instalacja pakietu - <text:a xlink:type="simple" xlink:href="http://getcomposer.org/download/">http://getcomposer.org/download/</text:a> </text:p>
      <text:p text:style-name="P4"><text:span text:style-name="T8">Otwieramy wiersz poleceń GitBash</text:span> i przechodzimy do katalogu z projektem C:\sf2-tutorials\blog-demo</text:p>
      <text:p text:style-name="P4"/>
      <text:p text:style-name="P4">Do wiersz poleceń wprowadzamy:</text:p>
      <text:p text:style-name="P4"/>
      <text:p text:style-name="P10">curl -s https://getcomposer.org/installer | php</text:p>
      <text:p text:style-name="P2"><text:span text:style-name="T12">$ php composer.phar self-update #aktualizacja composer-a do najnowszej wersji</text:span> </text:p>
      <text:p text:style-name="P2"/>
      <text:p text:style-name="P4">Do katalogu C:\sf2-tutorials\blog-demo zostaje dodany plik <text:span text:style-name="T3">composer.phar</text:span></text:p>
      <text:p text:style-name="P4"/>
      <text:p text:style-name="P4">2. Wirtualny serwer wamp ustawienia:</text:p>
      <text:p text:style-name="P4"/>
      <text:p text:style-name="P4">C:\wamp\bin\php\php5.3.4\php.ini</text:p>
      <text:p text:style-name="P4">extension=php_openssl.dll – zdejmujemy komentarz</text:p>
      <text:p text:style-name="P4"/>
      <text:p text:style-name="P4">C:\wamp\bin\apache\Apache2.2.17\bin\php.ini</text:p>
      <text:p text:style-name="P4">extension=php_openssl.dll – zdejmujemy komentarz</text:p>
      <text:p text:style-name="P4"/>
      <text:p text:style-name="P4">3. Instalacja biblioteki</text:p>
      <text:p text:style-name="P4"/>
      <text:p text:style-name="P4">Usuwamy<text:span text:style-name="T11"> cały katalog </text:span><text:span text:style-name="T13">rm -rf vendor </text:span><text:span text:style-name="T10">przed wywołaniem polecenia:</text:span></text:p>
      <text:p text:style-name="P12"/>
      <text:p text:style-name="P32"><text:span text:style-name="Source_20_Text"><text:span text:style-name="T2">$ php composer.phar install –no-interaction</text:span></text:span></text:p>
      <text:p text:style-name="P12"/>
      <text:p text:style-name="P4">Do pliku composer.json dodajem następujący wpis:</text:p>
      <text:p text:style-name="P31"/>
      <text:p text:style-name="P8">{</text:p>
      <text:p text:style-name="P8"><text:s text:c="4"/>"require": {</text:p>
      <text:p text:style-name="P8">...</text:p>
      <text:p text:style-name="P9"><text:span text:style-name="T19"><text:s text:c="8"/>"doctrine/doctrine-fixtures-bundle": "</text:span><text:span text:style-name="T21">dev</text:span><text:span text:style-name="T19">-master",</text:span></text:p>
      <text:p text:style-name="P17"><text:s text:c="8"/>"doctrine/data-fixtures": "<text:span text:style-name="T20">dev</text:span>-master"</text:p>
      <text:p text:style-name="P8"><text:s text:c="4"/>}</text:p>
      <text:p text:style-name="P8">}</text:p>
      <text:p text:style-name="P4"/>
      <text:p text:style-name="P4">4. Update wersji biblioteki</text:p>
      <text:p text:style-name="P4"/>
      <text:p text:style-name="P32"><text:span text:style-name="Source_20_Text"><text:span text:style-name="T2">$ php composer.phar install –no-interaction #instalacja plików projektu bez aktualizacji do najnowszej wersji</text:span></text:span></text:p>
      <text:p text:style-name="P11"><text:span text:style-name="T1">$ php composer.phar update </text:span><text:span text:style-name="Source_20_Text"><text:span text:style-name="T2">#aktualizowanie porojektu do najnowszej wersji np. 2.7 do 2.8</text:span></text:span></text:p>
      <text:p text:style-name="P2"/>
      <text:p text:style-name="P2">lub</text:p>
      <text:p text:style-name="P10"/>
      <text:p text:style-name="P2"><text:span text:style-name="T9">$ php composer.phar update doctrine/doctrine-fixtures-bundle</text:span> </text:p>
      <text:p text:style-name="P2"/>
      <text:p text:style-name="P2"><text:span text:style-name="T14">Jeżeli wszystko działa, to teraz można znaleźć pliki pakietu </text:span><text:span text:style-name="Teletype"><text:span text:style-name="T15">DoctrineFixturesBundle </text:span></text:span><text:span text:style-name="T14">w katalogu</text:span></text:p>
      <text:p text:style-name="P2"><text:span text:style-name="Teletype"><text:span text:style-name="T17">vendor/doctrine/doctrine-fixtures-bundle</text:span></text:span><text:span text:style-name="T14">.</text:span> </text:p>
      <text:p text:style-name="P2"><text:span text:style-name="Teletype"><text:span text:style-name="T15">DoctrineFixturesBundle </text:span></text:span><text:span text:style-name="T14">instaluje bibliotekę </text:span><text:a xlink:type="simple" xlink:href="https://github.com/doctrine/data-fixtures"><text:span text:style-name="T16">Doctrine Data Fixtures</text:span></text:a><text:span text:style-name="T14">. Biblioteke ta można znaleźć w</text:span></text:p>
      <text:p text:style-name="P2"><text:span text:style-name="Teletype"><text:span text:style-name="T17">vendor/doctrine/data-fixtures</text:span></text:span><text:span text:style-name="T14">.</text:span> </text:p>
      <text:p text:style-name="P2"/>
      <text:p text:style-name="P4">5. Rejestracja bibliotek w projekcie. Dodajemy następujący wpis:</text:p>
      <text:p text:style-name="P4"/>
      <text:p text:style-name="P4">/blog-demo/app/AppKernel.php</text:p>
      <text:p text:style-name="P4"/>
      <text:p text:style-name="P7"><text:span text:style-name="T22"><text:s text:c="4"/></text:span><text:span text:style-name="T27">public function </text:span><text:span text:style-name="T22">registerBundles()</text:span></text:p>
      <text:p text:style-name="P20"><text:s text:c="4"/>{</text:p>
      <text:p text:style-name="P16"><text:span text:style-name="T22"><text:s text:c="8"/>$bundles = </text:span><text:span text:style-name="T27">array</text:span><text:span text:style-name="T22">(</text:span></text:p>
      <text:p text:style-name="P21">...</text:p>
      <text:p text:style-name="P22"><text:s text:c="12"/>new Doctrine\Bundle\DoctrineBundle\DoctrineBundle(),</text:p>
      <text:p text:style-name="P22"><text:s text:c="12"/><text:span text:style-name="T3">new Doctrine\Bundle\FixturesBundle\DoctrineFixturesBundle(),</text:span></text:p>
      <text:p text:style-name="P22"><text:s text:c="12"/>new Sensio\Bundle\FrameworkExtraBundle\SensioFrameworkExtraBundle(),</text:p>
      <text:p text:style-name="P22"><text:s text:c="12"/>new AppBundle\AppBundle(),</text:p>
      <text:p text:style-name="P20"><text:soft-page-break/><text:s text:c="8"/>);</text:p>
      <text:p text:style-name="P16"/>
      <text:p text:style-name="P16"><text:span text:style-name="T22"><text:s text:c="8"/></text:span><text:span text:style-name="T27">return </text:span><text:span text:style-name="T22">$bundles;</text:span></text:p>
      <text:p text:style-name="P20"><text:s text:c="4"/>}</text:p>
      <text:p text:style-name="P20"/>
      <text:p text:style-name="P23">po wprowadzeniu komenty:</text:p>
      <text:p text:style-name="P23"/>
      <text:p text:style-name="P26">php app/console</text:p>
      <text:p text:style-name="P23"/>
      <text:p text:style-name="P23">Powinniśmy zobaczyć nowe polecenia symfony miedzy innymi:</text:p>
      <text:p text:style-name="P23"/>
      <text:p text:style-name="P26">doctrine:fixtures:load</text:p>
      <text:p text:style-name="P26"/>
      <text:p text:style-name="P26"/>
      <text:p text:style-name="P25">Tworzymy klasy do ładoania danych</text:p>
      <text:p text:style-name="P27"/>
      <text:p text:style-name="P27">1.</text:p>
      <text:p text:style-name="P27"/>
      <text:p text:style-name="P27">src/AppBundle/<text:span text:style-name="T3">DataFixtures/ORM/LoadFixtures.php</text:span></text:p>
      <text:p text:style-name="P19"/>
      <text:p text:style-name="P29"><text:span text:style-name="T19">nullable: false - </text:span><text:span text:style-name="T24">wartość domyślna, obowiązkowo musimy podać dane</text:span></text:p>
      <text:p text:style-name="P29"><text:span text:style-name="T19">nullable: true - </text:span><text:span text:style-name="T24">nie musimy wypełniać pola danymi</text:span></text:p>
      <text:p text:style-name="P23"/>
      <text:p text:style-name="P23">2. Załadowanie danych do tabel:</text:p>
      <text:p text:style-name="P23"/>
      <text:p text:style-name="P26">php app/console doctrine:fixtures:load</text:p>
      <text:p text:style-name="P26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Tworzymy strony produktowe</text:p>
      <text:p text:style-name="P27"/>
      <text:p text:style-name="P27">1.</text:p>
      <text:p text:style-name="P26"/>
      <text:p text:style-name="P26">php app/console doctrine:generate:crud </text:p>
      <text:p text:style-name="P26">--entity=ApplicationShopBundle:Product </text:p>
      <text:p text:style-name="P26">--route-prefix=application_product </text:p>
      <text:p text:style-name="P26">--with-write </text:p>
      <text:p text:style-name="P26">--format=yml</text:p>
      <text:p text:style-name="P26"/>
      <text:p text:style-name="P27">2. Czyszczenie cache:</text:p>
      <text:p text:style-name="P27"/>
      <text:p text:style-name="P26">php app/console cache:clear --env=prod</text:p>
      <text:p text:style-name="P26">php app/console cache:clear –env=dev</text:p>
      <text:p text:style-name="P26"/>
      <text:list xml:id="list34528180" text:style-name="L1">
        <text:list-header>
          <text:p text:style-name="P35">3. Nowa strona dostępna jest pod adresem:</text:p>
        </text:list-header>
      </text:list>
      <text:p text:style-name="P27"/>
      <text:p text:style-name="P30"><text:a xlink:type="simple" xlink:href="http://jobeet2.localhost/app_dev.php/job">http://shop.localhost/app_dev.php/</text:a><text:span text:style-name="T6">product</text:span></text:p>
      <text:p text:style-name="P26"><text:a xlink:type="simple" xlink:href="http://shop.localhost/app.php/product"><text:span text:style-name="T7">http://shop.localhost/app.php/product</text:span></text:a></text:p>
      <text:p text:style-name="P27"/>
      <text:p text:style-name="P27"/>
      <text:p text:style-name="P28">Podsumowanie</text:p>
      <text:p text:style-name="P27"/>
      <text:p text:style-name="P26">php app/console doctrine:database:create</text:p>
      <text:p text:style-name="P26">php app/console doctrine:generate:entities ApplicationShopBundle</text:p>
      <text:p text:style-name="P26">php app/console doctrine:schema:update –force</text:p>
      <text:p text:style-name="P26">php app/console doctrine:fixtures:load</text:p>
      <text:p text:style-name="P26"/>
      <text:p text:style-name="P26">php app/console doctrine:generate:crud </text:p>
      <text:p text:style-name="P26">--entity=ApplicationShopBundle:Product </text:p>
      <text:p text:style-name="P26">--route-prefix=application_product </text:p>
      <text:p text:style-name="P26">--with-write </text:p>
      <text:p text:style-name="P26">--format=yml</text:p>
      <text:p text:style-name="P26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Generowanie kontrolera CRUD</text:p>
      <text:p text:style-name="P27"/>
      <text:p text:style-name="P23">1. Dodanie nowych plików za pomocą polecenia:</text:p>
      <text:p text:style-name="P23"/>
      <text:p text:style-name="P26">php app/console doctrine:generate:crud </text:p>
      <text:p text:style-name="P26">--entity=ApplicationShopBundle:Product</text:p>
      <text:p text:style-name="P26">--route-prefix=application_product </text:p>
      <text:p text:style-name="P26">--with-write </text:p>
      <text:p text:style-name="P26">--format=yml</text:p>
      <text:p text:style-name="P27"/>
      <text:p text:style-name="P27">src/Application/ShopBundle/Controller/<text:span text:style-name="T3">ProductController.php</text:span></text:p>
      <text:p text:style-name="P27"/>
      <text:p text:style-name="P27">src/Application/ShopBundle/<text:span text:style-name="T3">Form/ProductType.php</text:span></text:p>
      <text:p text:style-name="P27"/>
      <text:p text:style-name="P27">src/Application/ShopBundle/Resources/config/routing.yml</text:p>
      <text:p text:style-name="P27">src/Application/ShopBundle/Resources/config/<text:span text:style-name="T3">routing/product.yml</text:span></text:p>
      <text:p text:style-name="P27"/>
      <text:p text:style-name="P27">src/Application/ShopBundle/Resources/views/<text:span text:style-name="T3">Product/edit.html.twig</text:span></text:p>
      <text:p text:style-name="P27">src/Application/ShopBundle/Resources/views/<text:span text:style-name="T3">Product/index.html.twig</text:span></text:p>
      <text:p text:style-name="P27">src/Application/ShopBundle/Resources/views/<text:span text:style-name="T3">Product/new.html.twig</text:span></text:p>
      <text:p text:style-name="P27">src/Application/ShopBundle/Resources/views/<text:span text:style-name="T3">Product/show.html.twig</text:span></text:p>
      <text:p text:style-name="P27"/>
      <text:p text:style-name="P27">src/Application/ShopBundle/Tests/Controller/<text:span text:style-name="T3">ProductControllerTest.php</text:span></text:p>
      <text:p text:style-name="P27"/>
      <text:p text:style-name="P27"/>
      <text:p text:style-name="P24">2. Dodanie przekierowania do ruting-u:</text:p>
      <text:p text:style-name="P24"/>
      <text:p text:style-name="P27">src/Application/ShopBundle/Resources/config/routing.yml</text:p>
      <text:p text:style-name="P27"/>
      <text:p text:style-name="P18">#application_shop_application_product:</text:p>
      <text:p text:style-name="P17"># <text:s text:c="3"/>resource: "@ApplicationShopBundle/Resources/config/routing/product.yml"</text:p>
      <text:p text:style-name="P17"># <text:s text:c="3"/>prefix: <text:s text:c="2"/>/application_product</text:p>
      <text:p text:style-name="P16"/>
      <text:p text:style-name="P17">application_shop_product:</text:p>
      <text:p text:style-name="P17"><text:s text:c="4"/>resource: "@ApplicationShopBundle/Resources/config/routing/product.yml"</text:p>
      <text:p text:style-name="P17"><text:s text:c="4"/>prefix: <text:s text:c="2"/>/product</text:p>
      <text:p text:style-name="P16"/>
      <text:p text:style-name="P16">application_shop_homepage:</text:p>
      <text:p text:style-name="P16"><text:s text:c="4"/>path: <text:s text:c="4"/>/hello/{name}</text:p>
      <text:p text:style-name="P16"><text:s text:c="4"/>defaults: { _controller: ApplicationShopBundle:Default:index }</text:p>
      <text:p text:style-name="P16"/>
      <text:p text:style-name="P30"><text:span text:style-name="T25">3. Dodajemy jeszcze metodę do kategorii i t</text:span><text:span text:style-name="T26">ransakcji</text:span><text:span text:style-name="T25">:</text:span></text:p>
      <text:p text:style-name="P23"/>
      <text:p text:style-name="P23">src/Application/ShopBundle/Entity/Category.php</text:p>
      <text:p text:style-name="P23"/>
      <text:p text:style-name="P17"><text:s text:c="4"/><text:span text:style-name="T18">public function </text:span>__toString()</text:p>
      <text:p text:style-name="P17"><text:s text:c="4"/>{</text:p>
      <text:p text:style-name="P17"><text:s text:c="8"/><text:span text:style-name="T18">return </text:span>$this-&gt;getTitle();</text:p>
      <text:p text:style-name="P17"><text:s text:c="4"/>}</text:p>
      <text:p text:style-name="P23"/>
      <text:p text:style-name="P23">src/Application/ShopBundle/Entity/Transaction.php</text:p>
      <text:p text:style-name="P23"/>
      <text:p text:style-name="P17"><text:s text:c="4"/><text:span text:style-name="T18">public function </text:span>__toString()</text:p>
      <text:p text:style-name="P17"><text:s text:c="4"/>{</text:p>
      <text:p text:style-name="P17"><text:s text:c="8"/><text:span text:style-name="T18">return </text:span>$this-&gt;getShippingAddress();</text:p>
      <text:p text:style-name="P17"><text:s text:c="4"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sans-serif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Courier New" style:font-name-asian="MS PGothic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2H54M2S</meta:editing-duration>
    <meta:editing-cycles>114</meta:editing-cycles>
    <meta:generator>OpenOffice.org/3.3$Win32 OpenOffice.org_project/330m20$Build-9567</meta:generator>
    <dc:date>2015-12-07T15:59:21.98</dc:date>
    <dc:creator>szymon idczak</dc:creator>
    <meta:document-statistic meta:table-count="0" meta:image-count="0" meta:object-count="0" meta:page-count="7" meta:paragraph-count="256" meta:word-count="708" meta:character-count="8290"/>
    <meta:user-defined meta:name="Info 1"/>
    <meta:user-defined meta:name="Info 2"/>
    <meta:user-defined meta:name="Info 3"/>
    <meta:user-defined meta:name="Info 4"/>
  </office:meta>
</office:document-meta>
</file>